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217" officeooo:paragraph-rsid="0011d217"/>
    </style:style>
    <style:style style:name="P2" style:family="paragraph" style:parent-style-name="Standard">
      <style:text-properties officeooo:rsid="0014c26c" officeooo:paragraph-rsid="0014c26c"/>
    </style:style>
    <style:style style:name="P3" style:family="paragraph" style:parent-style-name="Standard">
      <style:text-properties fo:font-weight="bold" officeooo:rsid="0014c26c" officeooo:paragraph-rsid="0014c26c" style:font-weight-asian="bold" style:font-weight-complex="bold"/>
    </style:style>
    <style:style style:name="T1" style:family="text">
      <style:text-properties officeooo:rsid="0013cc90"/>
    </style:style>
    <style:style style:name="T2" style:family="text">
      <style:text-properties officeooo:rsid="0014c2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P OF ECG SIGNAL WORK</text:p>
      <text:p text:style-name="P1"/>
      <text:p text:style-name="P1">-Static filters MCU inits</text:p>
      <text:p text:style-name="P1"/>
      <text:p text:style-name="P1">1) Notch 5 filters second order IIR for 50hz and harmonics (differential equation with fix coefficients)</text:p>
      <text:p text:style-name="P1">2) averaging filter for reduce the <text:s/>DC component</text:p>
      <text:p text:style-name="P1"/>
      <text:p text:style-name="P1">-Dynamic Filters mobile-server unit</text:p>
      <text:p text:style-name="P1"/>
      <text:p text:style-name="P1"><text:span text:style-name="T2">3</text:span>) IMF define with the use of Empirical Mode Decomposition (EMD) in Hilbert space.</text:p>
      <text:p text:style-name="P1"><text:span text:style-name="T2">4</text:span>) Base the (1) <text:s/>reduce Baseline Wander noise.</text:p>
      <text:p text:style-name="P1"/>
      <text:p text:style-name="P1">-Future work Dynamic Filters mobile-server unit </text:p>
      <text:p text:style-name="P1"/>
      <text:p text:style-name="P1"><text:span text:style-name="T2">5</text:span>) better estimation of BW <text:span text:style-name="T1">noise </text:span></text:p>
      <text:p text:style-name="P1"><text:span text:style-name="T2">6</text:span>) detection of QRS complex and reduce higher noise <text:span text:style-name="T1">components of signal</text:span></text:p>
      <text:p text:style-name="P2"/>
      <text:p text:style-name="P3">DETECTION OF HEART RATE</text:p>
      <text:p text:style-name="P2"/>
      <text:p text:style-name="P2">- use of (6) <text:s/>for detection of QRS complex and detect the H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54:12.922181105</meta:creation-date>
    <dc:date>2017-12-31T16:06:23.607249445</dc:date>
    <meta:editing-duration>PT12M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0" meta:character-count="599" meta:non-whitespace-character-count="506"/>
  </office:meta>
</office:document-meta>
</file>